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text-align="justify" style:justify-single-word="false" fo:break-before="auto" fo:break-after="auto" style:writing-mode="lr-tb"/>
    </style:style>
    <style:style style:name="P2" style:family="paragraph" style:parent-style-name="Standard" style:master-page-name="Standard">
      <style:paragraph-properties fo:line-height="115%" fo:text-align="justify" style:justify-single-word="false" style:page-number="auto" fo:break-before="auto" fo:break-after="auto"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ray Picture</text:p>
      <text:p text:style-name="P1">Po tym odcinku umarło wiele fanowskich teorii, bo wreszcie pokazano rodzinę Fluttershy. Wizualnie matka Shy wypada całkiem nieźle, jak lekko ciemniejsza wersja córki. Za to jej ojciec wygląda, jakby miał różową pastę do zębów na głowie. Miło, że przynajmniej ze słyszenia znają się z resztą Mane 6, a nie jak w przypadku Shining Armora. </text:p>
      <text:p text:style-name="P1">Dużo osób krytykowało zachowanie Shy w stosunku do jej brata, czego tak właściwie nie rozumiem. Znam kilka osób, którzy zachowują się bardzo podobnie do Zephyra, pasożytów z wielkim ego i zerową ambicją. Zaręczam, że delikatne słowa nie dadzą absolutnie niczego. Fluttershy wykazała się stanowczością i konsekwencją, nie będąc przy tym wredna, co doskonale pokazuje, jak jej charakter zmienił się od pierwszego sezonu, gdzie bała się nawet odzywać.</text:p>
      <text:p text:style-name="P1">7/10</text:p>
      <text:p text:style-name="P1"/>
      <text:p text:style-name="P1">Gandzia</text:p>
      <text:p text:style-name="P1">Wiele słyszałem o tym odcinku, więc podchodziłem do niego ostrożnie. Na szczęście nie taki diabeł straszny, jak go malują. Rodzice Drżypłoszki okazali się całkiem miłymi, starszymi pegazami; odcinek pokazał też, jak bardzo Flutterka zmieniła się od czasów pamiętnej afery z Nightmare Moon. Za to największym plusem odcinka jest Zephyr. Pokazano go jako typowego pasożyta, mendę społeczną żerującą na innych, do tego irytującą jak mało kto. Jego występ wkurzył wielu fanów, czyli Zephyr spełnił swoje zadanie. To świetnie wykreowana postać, którą opisać można chyba tylko jako kucykową wersję Ferdynanda „W tym kraju nie ma pracy dla ludzi z moim wykształceniem” Kiepskiego. Polecam odcinek, choćby tylko dla tej jednej postaci.</text:p>
      <text:p text:style-name="P1"/>
      <text:p text:style-name="P1">Cahan</text:p>
      <text:p text:style-name="P1">Chyba najlepszy odcinek w tym sezonie, pięknie ukazujący problem tzw. pasożytów społecznych. Zephyr Breeze jest leniwym cwaniakiem, który bez skrupułów wykorzystuje swoich rodziców. Nawet jego wygląd jest na swój sposób odpychający, podobnie jak zaloty wobec Rainbow Dash. Zdecydowanie został świetnie wykreowany. Mamy też rodziców Flutterki, którzy są sympatycznym małżeństwem. Co prawda ojciec Fluttershy wygląda koszmarnie i nie wiem, kto wpadł na pomysł, by zrobić mu grzywę z lodów włoskich w kolorze różowym, ale wciąż mogło być gorzej. Na plus również to, że Dash jest wyraźnie zaprzyjaźniona z rodziną koleżanki, a reszta Mane Six przynajmniej wie, o kogo chodzi. Kolejnym atutem odcinka jest sama Fluttershy, która wzięła problemy na klatę i podjęła prawdziwie męską decyzję – zdecydowała się wychować pasożyta. Potraktowała go w sposób miły, życzliwy i zdecydowany, co nie przeszkodziło części fandomu określić jej zachowania jako „wrednej suczy”. Pojawiła się też piosenka o całkiem przyjemnym brzmieniu.</text:p>
      <text:p text:style-name="P1"/>
      <text:p text:style-name="P1">Dolar84</text:p>
      <text:p text:style-name="P1">Jeżeli Zephyr w założeniu twórców miał być postacią, której nie znosi się od pierwszych chwil, to zrobili naprawdę świetną robotę. W roli pijawy sprawiał się wprost idealnie. Z innych rzeczy – rodzice Shy wypadli fajnie, chociaż jak widziałem wąsik jej ojca, to nie mogłem przestać się śmiać. Podobały mi się również interakcje z RD i to, jak bezużyteczny braciszek starał się do niej przystawiać. W końcu udało się go nawet zmienić, w czym bezspornie największą pracę wykonała Fluttershy, będąca prawdziwą gwiazdą tego odcinka – rzadko kiedy jej rola przypadała mi do gustu aż tak jak tutaj. Fajny odcinek, niezła piosenka – warto obejrzeć.</text:p>
      <text:p text:style-name="P1"><text:soft-page-break/></text:p>
      <text:p text:style-name="P1">Macter4</text:p>
      <text:p text:style-name="P1">Piszę tę ocenę jako ostatni z redaktorów i pozwoliłem sobie rzucić okiem na ich poglądy. I to, co mnie zaskoczyło, to że były jakieś dramy w fandomie z powodu zachowania Fluttershy. Bo pomijając już fakt, że musiałem ją przeoczyć, to dziwni mnie, o co miała być drama. Zephyr był takim typowym przykładem osoby, która nie chce nic w życiu robić, a tylko czekać na mannę z nieba. Nic dziwnego, że wśród redaktorów, którzy zabrali głos nie zdobył ani odrobiny wyrozumiałości, bo każdy z nich jest w pewnym sensie jak Fluttershy. Ta potrafi nie tylko zatroszczyć się o swój byt i przyszłość, ale i spróbować kogoś wychować zdecydowaną ręką. A skoro wspomniałem już o żółtym pegazie, to muszę stwierdzić, że twórcy czerpali całymi garściami z poprzednich sezonów i jak w soczewce skupili wszystkie jej nabyte cechy. Dalej jest ona delikatną i uroczą osóbką, która swoim spojrzeniem zmiękcza serca, ale potrafi też być zdecydowana i nieugięta, gdy wie, że ma rację. Ostatnie dwa plusy dla tego odcinka są dzięki piosence i rodzinie Fluttershy. W szczególności ten drugi plus można było łatwo popsuć, ale wyszedł bardzo dobrze. Dom rodzinny, jak i rodzice są świetnym przykładem, że ich córka kontynuuje dużo rodzinnych tradycji. Rainbow Dash jako jej początkowo jedyna przyjaciółka jest dobrze znana w domu rodzinnym, a reszta Mane 6 bez problemu kojarzy, rodzinę jak i ich perypetie. Drobne rzeczy, ale sprawiają, że wszystko jest autentyczn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706cm" fo:margin-bottom="0.212cm" loext: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635cm" fo:margin-bottom="0.212cm" loext: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564cm" fo:margin-bottom="0.141cm" loext: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494cm" fo:margin-bottom="0.141cm" loext: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106cm" loext: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cm" fo:margin-bottom="0.564cm" loext: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2.2$Windows_x86 LibreOffice_project/d3bf12ecb743fc0d20e0be0c58ca359301eb705f</meta:generator>
    <dc:title/>
    <meta:initial-creator/>
    <meta:editing-cycles>2</meta:editing-cycles>
    <dc:date>2016-09-18T20:50:28.616000000</dc:date>
    <meta:editing-duration>PT11M41S</meta:editing-duration>
    <meta:document-statistic meta:table-count="0" meta:image-count="0" meta:object-count="0" meta:page-count="2" meta:paragraph-count="12" meta:word-count="713" meta:character-count="4650" meta:non-whitespace-character-count="3943"/>
  </office:meta>
</office:document-meta>
</file>